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0512"/>
    </style:style>
    <style:style style:name="T1" style:family="text">
      <style:text-properties fo:font-weight="bold" officeooo:rsid="000a051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LINK DO VÍDEO: </text:span><text:a xlink:type="simple" xlink:href="https://drive.google.com/file/d/1pod4KO5osxcM6u35Ai3uVzUaK59kd7qc/view?usp=sharing" text:style-name="Internet_20_link" text:visited-style-name="Visited_20_Internet_20_Link"><text:span text:style-name="T1">https://drive.google.com/file/d/1pod4KO5osxcM6u35Ai3uVzUaK59kd7qc/view?usp=sharing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8T15:09:13.561000000</meta:creation-date>
    <dc:date>2023-12-08T15:11:58.385000000</dc:date>
    <meta:editing-duration>PT2M48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" meta:word-count="4" meta:character-count="97" meta:non-whitespace-character-count="94"/>
  </office:meta>
</office:document-meta>
</file>